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a70c" officeooo:paragraph-rsid="001ca7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5T11:02:16.714291036</meta:creation-date>
    <dc:date>2020-07-25T11:03:01.886824301</dc:date>
    <meta:editing-duration>PT48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6.0.7.3$Linux_X86_64 LibreOffice_project/00m0$Build-3</meta:generator>
  </office:meta>
</office:document-meta>
</file>